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706cm" draw:marker-start-width="1.259cm" draw:marker-end-width="1.259cm" draw:fill="none" draw:textarea-vertical-align="middle" fo:padding-top="0.478cm" fo:padding-bottom="0.478cm" fo:padding-left="0.603cm" fo:padding-right="0.603cm"/>
    </style:style>
    <style:style style:name="gr2" style:family="graphic" style:parent-style-name="objectwithoutfill">
      <style:graphic-properties svg:stroke-width="0.706cm" draw:marker-start-width="1.258cm" draw:marker-end-width="1.258cm" draw:fill="none" draw:textarea-vertical-align="middle" fo:padding-top="0.477cm" fo:padding-bottom="0.477cm" fo:padding-left="0.602cm" fo:padding-right="0.602cm"/>
    </style:style>
    <style:style style:name="gr3" style:family="graphic" style:parent-style-name="standard">
      <style:graphic-properties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10.722cm" fo:min-width="18.772cm" fo:padding-top="0.139cm" fo:padding-bottom="0.139cm" fo:padding-left="0.264cm" fo:padding-right="0.264cm" style:protect="siz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opacity="100%" draw:textarea-horizontal-align="justify" draw:textarea-vertical-align="middle" draw:auto-grow-height="false" fo:min-height="2.75cm" fo:min-width="2.5cm"/>
    </style:style>
    <style:style style:name="gr7" style:family="graphic" style:parent-style-name="standard">
      <style:graphic-properties svg:stroke-color="#999999" draw:fill-color="#999999" draw:textarea-horizontal-align="justify" draw:textarea-vertical-align="middle" draw:auto-grow-height="false" fo:min-height="0.104cm" fo:min-width="0cm" style:protect="position size"/>
    </style:style>
    <style:style style:name="gr8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9" style:family="graphic" style:parent-style-name="standard">
      <style:graphic-properties draw:stroke="none" draw:marker-start="" draw:fill="solid" draw:fill-color="#006ad9" draw:opacity="100%" draw:textarea-horizontal-align="justify" draw:textarea-vertical-align="middle" draw:auto-grow-height="false" fo:min-height="2.75cm" fo:min-width="2.5cm"/>
    </style:style>
    <style:style style:name="gr10" style:family="graphic" style:parent-style-name="standard">
      <style:graphic-properties draw:stroke="none" svg:stroke-width="0.212cm" svg:stroke-color="#000000" draw:marker-start-width="0.518cm" draw:marker-end-width="0.518cm" draw:fill="solid" draw:fill-color="#999999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size"/>
    </style:style>
    <style:style style:name="gr11" style:family="graphic" style:parent-style-name="standard">
      <style:graphic-properties draw:stroke="solid" svg:stroke-width="0.028cm" svg:stroke-color="#000000" draw:marker-start-width="0.242cm" draw:marker-end-width="0.242cm" draw:fill="solid" draw:fill-color="#ffffff" draw:textarea-horizontal-align="left" draw:auto-grow-height="true" draw:auto-grow-width="true" fo:min-height="0.589cm" fo:min-width="1.234cm" fo:padding-top="0.139cm" fo:padding-bottom="0.139cm" fo:padding-left="0.264cm" fo:padding-right="0.264cm"/>
    </style:style>
    <style:style style:name="gr12" style:family="graphic" style:parent-style-name="standard">
      <style:graphic-properties draw:stroke="none" draw:marker-start="" draw:fill="solid" draw:fill-color="#ff0000" draw:opacity="100%" draw:textarea-horizontal-align="justify" draw:textarea-vertical-align="middle" draw:auto-grow-height="false" fo:min-height="2.75cm" fo:min-width="2.5cm"/>
    </style:style>
    <style:style style:name="gr13" style:family="graphic" style:parent-style-name="standard">
      <style:graphic-properties draw:stroke="solid" svg:stroke-width="0.028cm" svg:stroke-color="#000000" draw:marker-start-width="0.242cm" draw:marker-end-width="0.242cm" draw:fill="solid" draw:fill-color="#ffffff" draw:textarea-horizontal-align="left" draw:auto-grow-height="true" draw:auto-grow-width="true" fo:min-height="0.589cm" fo:min-width="1.467cm" fo:padding-top="0.139cm" fo:padding-bottom="0.139cm" fo:padding-left="0.264cm" fo:padding-right="0.264cm"/>
    </style:style>
    <style:style style:name="gr14" style:family="graphic" style:parent-style-name="standard">
      <style:graphic-properties draw:stroke="none" draw:marker-start="" draw:fill="solid" draw:fill-color="#00a933" draw:opacity="100%" draw:textarea-horizontal-align="justify" draw:textarea-vertical-align="middle" draw:auto-grow-height="false" fo:min-height="2.75cm" fo:min-width="2.5cm"/>
    </style:style>
    <style:style style:name="gr15" style:family="graphic" style:parent-style-name="standard">
      <style:graphic-properties draw:stroke="solid" svg:stroke-width="0.028cm" svg:stroke-color="#000000" draw:marker-start-width="0.242cm" draw:marker-end-width="0.242cm" draw:fill="solid" draw:fill-color="#ffffff" draw:textarea-horizontal-align="left" draw:auto-grow-height="true" draw:auto-grow-width="true" fo:min-height="0.589cm" fo:min-width="1.026cm" fo:padding-top="0.139cm" fo:padding-bottom="0.139cm" fo:padding-left="0.264cm" fo:padding-right="0.264cm"/>
    </style:style>
    <style:style style:name="gr16" style:family="graphic" style:parent-style-name="standard">
      <style:graphic-properties draw:stroke="solid" svg:stroke-width="0.028cm" svg:stroke-color="#000000" draw:marker-start-width="0.242cm" draw:marker-end-width="0.242cm" draw:fill="solid" draw:fill-color="#ffffff" draw:textarea-horizontal-align="left" draw:auto-grow-height="true" draw:auto-grow-width="true" fo:min-height="0.589cm" fo:min-width="1.086cm" fo:padding-top="0.139cm" fo:padding-bottom="0.139cm" fo:padding-left="0.264cm" fo:padding-right="0.264cm"/>
    </style:style>
    <style:style style:name="gr17" style:family="graphic" style:parent-style-name="objectwithoutfill">
      <style:graphic-properties svg:stroke-width="0.212cm" draw:marker-start="Arrow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stroke="none" draw:marker-start="" draw:fill="none" draw:fill-color="#ffffff" draw:opacity="100%" draw:textarea-horizontal-align="justify" draw:textarea-vertical-align="middle" draw:auto-grow-height="false" fo:min-height="2.75cm" fo:min-width="2.5cm"/>
    </style:style>
    <style:style style:name="gr19" style:family="graphic" style:parent-style-name="standard">
      <style:graphic-properties svg:stroke-width="0.035cm" svg:stroke-color="#ffffff" draw:marker-start-width="0.253cm" draw:marker-end-width="0.253cm" draw:fill-color="#000000" draw:opacity="100%" draw:textarea-horizontal-align="justify" draw:textarea-vertical-align="middle" draw:auto-grow-height="false" fo:min-height="0cm" fo:min-width="0cm" fo:padding-top="0.143cm" fo:padding-bottom="0.143cm" fo:padding-left="0.268cm" fo:padding-right="0.268cm" style:protect="position size"/>
    </style:style>
    <style:style style:name="gr20" style:family="graphic" style:parent-style-name="standard">
      <style:graphic-properties svg:stroke-width="0.212cm" svg:stroke-color="#999999" draw:marker-start-width="0.518cm" draw:marker-end-width="0.518cm" draw:fill-color="#999999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21" style:family="graphic" style:parent-style-name="objectwithoutfill">
      <style:graphic-properties svg:stroke-width="0.706cm" draw:marker-start-width="1.26cm" draw:marker-end-width="1.26cm" draw:fill="none" draw:textarea-vertical-align="middle" fo:padding-top="0.479cm" fo:padding-bottom="0.479cm" fo:padding-left="0.604cm" fo:padding-right="0.604cm"/>
    </style:style>
    <style:style style:name="gr22" style:family="graphic" style:parent-style-name="standard">
      <style:graphic-properties svg:stroke-width="0.212cm" svg:stroke-color="#ff0000" draw:marker-start-width="0.518cm" draw:marker-end-width="0.518cm" draw:fill-color="#ff0000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23" style:family="graphic" style:parent-style-name="standard">
      <style:graphic-properties svg:stroke-width="0.212cm" svg:stroke-color="#000000" draw:marker-start-width="0.518cm" draw:marker-end-width="0.518cm" draw:fill-color="#ff0000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24" style:family="graphic" style:parent-style-name="standard">
      <style:graphic-properties svg:stroke-width="0.212cm" svg:stroke-color="#000000" draw:marker-start-width="0.518cm" draw:marker-end-width="0.518cm" draw:fill-color="#00a933" draw:opacity="100%" draw:textarea-horizontal-align="justify" draw:textarea-vertical-align="middle" draw:auto-grow-height="false" fo:min-height="0cm" fo:min-width="0cm" fo:padding-top="0.231cm" fo:padding-bottom="0.231cm" fo:padding-left="0.356cm" fo:padding-right="0.356cm" style:protect="position size"/>
    </style:style>
    <style:style style:name="gr25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6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27" style:family="graphic" style:parent-style-name="standard">
      <style:graphic-properties svg:stroke-width="0.035cm" svg:stroke-color="#ffffff" draw:marker-start-width="0.253cm" draw:marker-end-width="0.253cm" draw:fill-color="#000000" draw:opacity="100%" draw:textarea-horizontal-align="justify" draw:textarea-vertical-align="middle" draw:auto-grow-height="false" fo:min-height="0.068cm" fo:min-width="0cm" fo:padding-top="0.143cm" fo:padding-bottom="0.143cm" fo:padding-left="0.268cm" fo:padding-right="0.268cm" style:protect="position size"/>
    </style:style>
    <style:style style:name="gr28" style:family="graphic" style:parent-style-name="standard">
      <style:graphic-properties svg:stroke-color="#999999" draw:fill-color="#999999" draw:textarea-horizontal-align="justify" draw:textarea-vertical-align="middle" draw:auto-grow-height="false" fo:min-height="0.25cm" fo:min-width="0cm" style:protect="position size"/>
    </style:style>
    <style:style style:name="gr29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.038cm" fo:min-width="0cm" fo:padding-top="0.231cm" fo:padding-bottom="0.231cm" fo:padding-left="0.356cm" fo:padding-right="0.356cm" style:protect="position size"/>
    </style:style>
    <style:style style:name="gr30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.068cm" fo:min-width="0cm" fo:padding-top="0.231cm" fo:padding-bottom="0.231cm" fo:padding-left="0.356cm" fo:padding-right="0.356cm" style:protect="position size"/>
    </style:style>
    <style:style style:name="gr31" style:family="graphic" style:parent-style-name="standard">
      <style:graphic-properties svg:stroke-width="0.212cm" svg:stroke-color="#000000" draw:marker-start-width="0.518cm" draw:marker-end-width="0.518cm" draw:fill-color="#ffde59" draw:opacity="100%" draw:textarea-horizontal-align="justify" draw:textarea-vertical-align="middle" draw:auto-grow-height="false" fo:min-height="0.038cm" fo:min-width="0cm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 draw:opacity="100%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-color="#ffde59" draw:opacity="100%"/>
      <style:paragraph-properties fo:text-align="center"/>
    </style:style>
    <style:style style:name="P6" style:family="paragraph">
      <loext:graphic-properties draw:fill="solid" draw:fill-color="#006ad9" draw:opacity="100%"/>
      <style:paragraph-properties fo:text-align="center"/>
    </style:style>
    <style:style style:name="P7" style:family="paragraph">
      <loext:graphic-properties draw:fill="solid" draw:fill-color="#999999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  <style:text-properties style:font-name="Arial" fo:font-size="15pt" fo:font-weight="normal" style:font-size-asian="15pt" style:font-weight-asian="normal" style:font-size-complex="15pt" style:font-weight-complex="normal"/>
    </style:style>
    <style:style style:name="P10" style:family="paragraph">
      <loext:graphic-properties draw:fill="solid" draw:fill-color="#ff0000" draw:opacity="100%"/>
      <style:paragraph-properties fo:text-align="center"/>
    </style:style>
    <style:style style:name="P11" style:family="paragraph">
      <loext:graphic-properties draw:fill="solid" draw:fill-color="#00a933" draw:opacity="100%"/>
      <style:paragraph-properties fo:text-align="center"/>
    </style:style>
    <style:style style:name="P12" style:family="paragraph">
      <loext:graphic-properties draw:fill-color="#000000" draw:opacity="100%"/>
      <style:paragraph-properties fo:text-align="center"/>
    </style:style>
    <style:style style:name="P13" style:family="paragraph">
      <loext:graphic-properties draw:fill-color="#999999" draw:opacity="100%"/>
      <style:paragraph-properties fo:text-align="center"/>
    </style:style>
    <style:style style:name="P14" style:family="paragraph">
      <loext:graphic-properties draw:fill-color="#ff0000" draw:opacity="100%"/>
      <style:paragraph-properties fo:text-align="center"/>
    </style:style>
    <style:style style:name="P15" style:family="paragraph">
      <loext:graphic-properties draw:fill-color="#00a933" draw:opacity="100%"/>
      <style:paragraph-properties fo:text-align="center"/>
    </style:style>
    <style:style style:name="T1" style:family="text">
      <style:text-properties style:font-name="Arial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0.5cm" svg:y1="45.5cm" svg:x2="33.5cm" svg:y2="48.5cm">
          <text:p/>
        </draw:line>
        <draw:line draw:style-name="gr1" draw:text-style-name="P1" draw:layer="layout" svg:x1="9.5cm" svg:y1="51.5cm" svg:x2="12.5cm" svg:y2="48.5cm">
          <text:p/>
        </draw:line>
        <draw:line draw:style-name="gr1" draw:text-style-name="P1" draw:layer="layout" svg:x1="30.5cm" svg:y1="45.5cm" svg:x2="36.5cm" svg:y2="39.5cm">
          <text:p/>
        </draw:line>
        <draw:line draw:style-name="gr1" draw:text-style-name="P1" draw:layer="layout" svg:x1="15.5cm" svg:y1="48.5cm" svg:x2="21.5cm" svg:y2="42.5cm">
          <text:p/>
        </draw:line>
        <draw:line draw:style-name="gr1" draw:text-style-name="P1" draw:layer="layout" svg:x1="36.5cm" svg:y1="39.5cm" svg:x2="41cm" svg:y2="39.5cm">
          <text:p/>
        </draw:line>
        <draw:line draw:style-name="gr2" draw:text-style-name="P1" draw:layer="layout" svg:x1="33.5cm" svg:y1="42.5cm" svg:x2="41cm" svg:y2="42.5cm">
          <text:p/>
        </draw:line>
        <draw:line draw:style-name="gr1" draw:text-style-name="P1" draw:layer="layout" svg:x1="33.5cm" svg:y1="48.5cm" svg:x2="41cm" svg:y2="48.5cm">
          <text:p/>
        </draw:line>
        <draw:line draw:style-name="gr1" draw:text-style-name="P1" draw:layer="layout" svg:x1="18.5cm" svg:y1="45.5cm" svg:x2="41cm" svg:y2="45.5cm">
          <text:p/>
        </draw:line>
        <draw:line draw:style-name="gr1" draw:text-style-name="P1" draw:layer="layout" svg:x1="5cm" svg:y1="51.5cm" svg:x2="9.5cm" svg:y2="51.5cm">
          <text:p/>
        </draw:line>
        <draw:line draw:style-name="gr2" draw:text-style-name="P1" draw:layer="layout" svg:x1="5cm" svg:y1="48.5cm" svg:x2="15.5cm" svg:y2="48.5cm">
          <text:p/>
        </draw:line>
        <draw:line draw:style-name="gr1" draw:text-style-name="P1" draw:layer="layout" svg:x1="45.5cm" svg:y1="27.5cm" svg:x2="48.5cm" svg:y2="30.5cm">
          <text:p/>
        </draw:line>
        <draw:line draw:style-name="gr1" draw:text-style-name="P1" draw:layer="layout" svg:x1="53cm" svg:y1="21.5cm" svg:x2="48.5cm" svg:y2="21.5cm">
          <text:p/>
        </draw:line>
        <draw:line draw:style-name="gr1" draw:text-style-name="P1" draw:layer="layout" svg:x1="39.5cm" svg:y1="30.5cm" svg:x2="48.5cm" svg:y2="21.5cm">
          <text:p/>
        </draw:line>
        <draw:line draw:style-name="gr1" draw:text-style-name="P1" draw:layer="layout" svg:x1="24.5cm" svg:y1="42.5cm" svg:x2="30.5cm" svg:y2="36.5cm">
          <text:p/>
        </draw:line>
        <draw:line draw:style-name="gr1" draw:text-style-name="P1" draw:layer="layout" svg:x1="30.5cm" svg:y1="36.502cm" svg:x2="36.499cm" svg:y2="30.502cm">
          <text:p/>
        </draw:line>
        <draw:line draw:style-name="gr1" draw:text-style-name="P1" draw:layer="layout" svg:x1="18.5cm" svg:y1="39.5cm" svg:x2="21.5cm" svg:y2="42.5cm">
          <text:p/>
        </draw:line>
        <draw:line draw:style-name="gr1" draw:text-style-name="P1" draw:layer="layout" svg:x1="2cm" svg:y1="42.5cm" svg:x2="24.5cm" svg:y2="42.5cm">
          <text:p/>
        </draw:line>
        <draw:line draw:style-name="gr1" draw:text-style-name="P1" draw:layer="layout" svg:x1="2cm" svg:y1="39.5cm" svg:x2="18.5cm" svg:y2="39.5cm">
          <text:p/>
        </draw:line>
        <draw:line draw:style-name="gr1" draw:text-style-name="P1" draw:layer="layout" svg:x1="27.5cm" svg:y1="33.5cm" svg:x2="30.5cm" svg:y2="36.5cm">
          <text:p/>
        </draw:line>
        <draw:line draw:style-name="gr1" draw:text-style-name="P1" draw:layer="layout" svg:x1="33.5cm" svg:y1="27.5cm" svg:x2="27.5cm" svg:y2="33.5cm">
          <text:p/>
        </draw:line>
        <draw:line draw:style-name="gr1" draw:text-style-name="P1" draw:layer="layout" svg:x1="2cm" svg:y1="36.5cm" svg:x2="30.5cm" svg:y2="36.5cm">
          <text:p/>
        </draw:line>
        <draw:line draw:style-name="gr1" draw:text-style-name="P1" draw:layer="layout" svg:x1="2cm" svg:y1="33.5cm" svg:x2="27.5cm" svg:y2="33.5cm">
          <text:p/>
        </draw:line>
        <draw:line draw:style-name="gr1" draw:text-style-name="P1" draw:layer="layout" svg:x1="27.5cm" svg:y1="18.5cm" svg:x2="36.5cm" svg:y2="27.5cm">
          <text:p/>
        </draw:line>
        <draw:line draw:style-name="gr1" draw:text-style-name="P1" draw:layer="layout" svg:x1="2cm" svg:y1="30.5cm" svg:x2="56cm" svg:y2="30.5cm">
          <text:p/>
        </draw:line>
        <draw:line draw:style-name="gr1" draw:text-style-name="P1" draw:layer="layout" svg:x1="2cm" svg:y1="27.5cm" svg:x2="56cm" svg:y2="27.5cm">
          <text:p/>
        </draw:line>
        <draw:line draw:style-name="gr1" draw:text-style-name="P1" draw:layer="layout" svg:x1="23cm" svg:y1="24.5cm" svg:x2="33.5cm" svg:y2="24.5cm">
          <text:p/>
        </draw:line>
        <draw:line draw:style-name="gr1" draw:text-style-name="P1" draw:layer="layout" svg:x1="9.5cm" svg:y1="18.5cm" svg:x2="12.5cm" svg:y2="21.5cm">
          <text:p/>
        </draw:line>
        <draw:line draw:style-name="gr1" draw:text-style-name="P1" draw:layer="layout" svg:x1="2cm" svg:y1="21.5cm" svg:x2="30.5cm" svg:y2="21.5cm">
          <text:p/>
        </draw:line>
        <draw:line draw:style-name="gr1" draw:text-style-name="P1" draw:layer="layout" svg:x1="2cm" svg:y1="18.5cm" svg:x2="27.5cm" svg:y2="18.5cm">
          <text:p/>
        </draw:line>
        <draw:custom-shape draw:style-name="gr3" draw:text-style-name="P2" draw:layer="layout" svg:width="19.3cm" svg:height="11cm" svg:x="50cm" svg:y="5cm">
          <text:p/>
          <draw:enhanced-geometry svg:viewBox="0 0 21600 21600" draw:mirror-vertical="true" draw:type="rectangle" draw:enhanced-path="M 0 0 L 21600 0 21600 21600 0 21600 0 0 Z N"/>
        </draw:custom-shape>
        <draw:line draw:style-name="gr4" draw:text-style-name="P1" draw:layer="layout" svg:x1="50cm" svg:y1="5cm" svg:x2="69.3cm" svg:y2="16cm">
          <text:p/>
        </draw:line>
        <draw:g draw:style-name="gr5">
          <draw:custom-shape draw:style-name="gr6" draw:text-style-name="P3" draw:layer="layout" svg:width="3cm" svg:height="3cm" svg:x="29cm" svg:y="2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4" draw:layer="layout" svg:width="0.5cm" svg:height="0.5cm" svg:x="30.25cm" svg:y="30.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8" draw:text-style-name="P5" draw:layer="layout" svg:width="0.5cm" svg:height="0.5cm" svg:x="31.25cm" svg:y="30.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8" draw:text-style-name="P5" draw:layer="layout" svg:width="0.5cm" svg:height="0.5cm" svg:x="29.25cm" svg:y="31.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8" draw:text-style-name="P5" draw:layer="layout" svg:width="0.53cm" svg:height="0.53cm" svg:x="29.235cm" svg:y="30.23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8" draw:text-style-name="P5" draw:layer="layout" svg:width="0.5cm" svg:height="0.5cm" svg:x="31.25cm" svg:y="29.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g>
          <draw:custom-shape draw:style-name="gr9" draw:text-style-name="P6" draw:layer="layout" svg:width="3cm" svg:height="3cm" svg:x="8cm" svg:y="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0.53cm" svg:height="0.53cm" svg:x="9.2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9" draw:layer="layout" svg:width="1.762cm" svg:height="0.867cm" svg:x="8.6cm" svg:y="3.9cm">
            <draw:text-box>
              <text:p text:style-name="P8"><text:span text:style-name="T1">WGT</text:span></text:p>
            </draw:text-box>
          </draw:frame>
        </draw:g>
        <draw:g>
          <draw:custom-shape draw:style-name="gr12" draw:text-style-name="P10" draw:layer="layout" svg:width="3cm" svg:height="3cm" svg:x="14cm" svg:y="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0.53cm" svg:height="0.53cm" svg:x="15.2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9" draw:layer="layout" svg:width="1.995cm" svg:height="0.867cm" svg:x="14.5cm" svg:y="3.9cm">
            <draw:text-box>
              <text:p text:style-name="P8"><text:span text:style-name="T1">HAGT</text:span></text:p>
            </draw:text-box>
          </draw:frame>
        </draw:g>
        <draw:g>
          <draw:custom-shape draw:style-name="gr14" draw:text-style-name="P11" draw:layer="layout" svg:width="3cm" svg:height="3cm" svg:x="11cm" svg:y="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0.53cm" svg:height="0.53cm" svg:x="12.25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" draw:text-style-name="P9" draw:layer="layout" svg:width="1.554cm" svg:height="0.867cm" svg:x="11.7cm" svg:y="3.9cm">
            <draw:text-box>
              <text:p text:style-name="P8"><text:span text:style-name="T1">FHT</text:span></text:p>
            </draw:text-box>
          </draw:frame>
        </draw:g>
        <draw:g>
          <draw:custom-shape draw:style-name="gr12" draw:text-style-name="P10" draw:layer="layout" svg:width="3cm" svg:height="3cm" svg:x="14cm" svg:y="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0.53cm" svg:height="0.53cm" svg:x="15.2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9" draw:layer="layout" svg:width="1.614cm" svg:height="0.867cm" svg:x="14.7cm" svg:y="6.9cm">
            <draw:text-box>
              <text:p text:style-name="P8"><text:span text:style-name="T1">SGT</text:span></text:p>
            </draw:text-box>
          </draw:frame>
        </draw:g>
        <draw:line draw:style-name="gr17" draw:text-style-name="P1" draw:layer="layout" svg:x1="53.7cm" svg:y1="26.6cm" svg:x2="55.2cm" svg:y2="26.6cm">
          <text:p/>
        </draw:line>
        <draw:line draw:style-name="gr17" draw:text-style-name="P1" draw:layer="layout" svg:x1="55.3cm" svg:y1="31.5cm" svg:x2="53.8cm" svg:y2="31.5cm">
          <text:p/>
        </draw:line>
        <draw:line draw:style-name="gr4" draw:text-style-name="P1" draw:layer="layout" svg:x1="69.3cm" svg:y1="5cm" svg:x2="50cm" svg:y2="16cm">
          <text:p/>
        </draw:line>
        <draw:g>
          <draw:custom-shape draw:style-name="gr18" draw:text-style-name="P3" draw:layer="layout" svg:width="3cm" svg:height="3cm" svg:x="2cm" svg:y="17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5cm" svg:x="3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3cm" svg:y="2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0.5cm" svg:height="0.5cm" svg:x="24.25cm" svg:y="2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5.25cm" svg:y="2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3.25cm" svg:y="2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1" draw:text-style-name="P1" draw:layer="layout" svg:x1="52.5cm" svg:y1="29.5cm" svg:x2="51cm" svg:y2="29.5cm">
            <text:p/>
          </draw:line>
          <draw:custom-shape draw:style-name="gr18" draw:text-style-name="P3" draw:layer="layout" svg:width="3cm" svg:height="3cm" svg:x="50cm" svg:y="2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5cm" svg:height="0.5cm" svg:x="51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52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50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0.5cm" svg:height="0.5cm" svg:x="52.25cm" svg:y="2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5" draw:layer="layout" svg:width="0.5cm" svg:height="0.5cm" svg:x="51.25cm" svg:y="2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50.6cm" svg:y1="29.5cm" svg:x2="51cm" svg:y2="29.5cm">
            <text:p/>
          </draw:line>
          <draw:line draw:style-name="gr25" draw:text-style-name="P1" draw:layer="layout" svg:x1="50.6cm" svg:y1="29.2cm" svg:x2="50.6cm" svg:y2="29.8cm">
            <text:p/>
          </draw:line>
        </draw:g>
        <draw:g>
          <draw:custom-shape draw:style-name="gr6" draw:text-style-name="P3" draw:layer="layout" svg:width="3cm" svg:height="3cm" svg:x="11cm" svg:y="20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cm" svg:height="0.5cm" svg:x="12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1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1.25cm" svg:y="2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3.235cm" svg:y="21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3" draw:layer="layout" svg:width="3cm" svg:height="3cm" svg:x="29cm" svg:y="20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cm" svg:height="0.5cm" svg:x="30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9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9.25cm" svg:y="2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3cm" svg:height="0.53cm" svg:x="31.235cm" svg:y="22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6cm" svg:y="3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0.5cm" svg:height="0.5cm" svg:x="27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8.25cm" svg:y="3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6.25cm" svg:y="4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3cm" svg:y="4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23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4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5.25cm" svg:y="4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6cm" svg:y="1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27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5" draw:layer="layout" svg:width="0.5cm" svg:height="0.5cm" svg:x="28.25cm" svg:y="1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5" draw:layer="layout" svg:width="0.5cm" svg:height="0.5cm" svg:x="26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5cm" svg:y="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6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7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5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1cm" svg:y="1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12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3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1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8cm" svg:y="20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9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0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8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3" draw:layer="layout" svg:width="3cm" svg:height="3cm" draw:transform="rotate (-3.14159265358979) translate (11cm 20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cm" svg:height="0.5cm" draw:transform="rotate (-3.14159265358979) translate (9.75cm 18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draw:transform="rotate (-3.14159265358979) translate (10.75cm 18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draw:transform="rotate (-3.14159265358979) translate (10.75cm 19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draw:transform="rotate (-3.14159265358979) translate (8.735cm 18.7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44cm" svg:y="29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0.5cm" svg:height="0.5cm" svg:x="45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6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4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cm" svg:y="20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5cm" svg:height="0.5cm" svg:x="3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cm" svg:y="2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5cm" svg:height="0.5cm" svg:x="3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cm" svg:y="2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5cm" svg:height="0.5cm" svg:x="3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cm" svg:y="3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5cm" svg:height="0.5cm" svg:x="3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cm" svg:y="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3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cm" svg:y="3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3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5cm" svg:y="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6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7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5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7cm" svg:y="1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18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9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7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7cm" svg:y="20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18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9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7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3" draw:layer="layout" svg:width="3cm" svg:height="3cm" draw:transform="rotate (-3.14159265358979) translate (41cm 32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cm" svg:height="0.5cm" draw:transform="rotate (-3.14159265358979) translate (39.75cm 30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5" draw:layer="layout" svg:width="0.5cm" svg:height="0.5cm" draw:transform="rotate (-3.14159265358979) translate (40.75cm 30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draw:transform="rotate (-3.14159265358979) translate (40.75cm 29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draw:transform="rotate (-3.14159265358979) translate (38.735cm 30.7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6cm" svg:y="20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27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8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6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3" draw:layer="layout" svg:width="3cm" svg:height="3cm" svg:x="32cm" svg:y="2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cm" svg:height="0.5cm" svg:x="33.25cm" svg:y="2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2.25cm" svg:y="2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2.25cm" svg:y="2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3cm" svg:height="0.53cm" svg:x="34.235cm" svg:y="25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9cm" svg:y="2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30.25cm" svg:y="2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1.25cm" svg:y="2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9.25cm" svg:y="2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3" draw:layer="layout" svg:width="3cm" svg:height="3cm" svg:x="47cm" svg:y="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cm" svg:height="0.5cm" svg:x="48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7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7.25cm" svg:y="2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9.235cm" svg:y="30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4cm" svg:y="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15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6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4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7cm" svg:y="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18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9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7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0cm" svg:y="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21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2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0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3cm" svg:y="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24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5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3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9cm" svg:y="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30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1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9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8cm" svg:y="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9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0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8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1cm" svg:y="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12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3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1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5">
          <draw:custom-shape draw:style-name="gr6" draw:text-style-name="P3" draw:layer="layout" svg:width="3cm" svg:height="3cm" svg:x="41cm" svg:y="2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8" draw:text-style-name="P4" draw:layer="layout" svg:width="0.5cm" svg:height="0.5cm" svg:x="42.25cm" svg:y="27.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9" draw:text-style-name="P5" draw:layer="layout" svg:width="0.5cm" svg:height="0.5cm" svg:x="43.25cm" svg:y="27.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9" draw:text-style-name="P5" draw:layer="layout" svg:width="0.5cm" svg:height="0.5cm" svg:x="41.25cm" svg:y="28.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0" draw:text-style-name="P5" draw:layer="layout" svg:width="0.53cm" svg:height="0.53cm" svg:x="41.235cm" svg:y="27.23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9" draw:text-style-name="P5" draw:layer="layout" svg:width="0.5cm" svg:height="0.5cm" svg:x="43.25cm" svg:y="26.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g>
          <draw:custom-shape draw:style-name="gr6" draw:text-style-name="P3" draw:layer="layout" svg:width="3cm" svg:height="3cm" svg:x="35cm" svg:y="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cm" svg:height="0.5cm" svg:x="36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5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5.25cm" svg:y="3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7.235cm" svg:y="30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50cm" svg:y="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51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52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50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3cm" svg:y="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24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5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3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0cm" svg:y="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21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2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0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7cm" svg:y="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18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9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7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4cm" svg:y="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15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6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4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1cm" svg:y="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12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3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1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8cm" svg:y="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9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0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8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3" draw:layer="layout" svg:width="3cm" svg:height="3cm" draw:transform="rotate (-3.14159265358979) translate (29cm 35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cm" svg:height="0.5cm" draw:transform="rotate (-3.14159265358979) translate (27.75cm 33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draw:transform="rotate (-3.14159265358979) translate (28.75cm 34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draw:transform="rotate (-3.14159265358979) translate (28.75cm 32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draw:transform="rotate (-3.14159265358979) translate (26.735cm 33.7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0cm" svg:y="3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21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2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0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7cm" svg:y="3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18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9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7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4cm" svg:y="3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15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6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4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1cm" svg:y="3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12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3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1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8cm" svg:y="3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9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0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8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5cm" svg:y="3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6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7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5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3" draw:layer="layout" svg:width="3cm" svg:height="3cm" svg:x="20cm" svg:y="4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cm" svg:height="0.5cm" svg:x="21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0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0.25cm" svg:y="4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3cm" svg:height="0.53cm" svg:x="22.235cm" svg:y="42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0.25cm" svg:y="4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3" draw:layer="layout" svg:width="3cm" svg:height="3cm" svg:x="29cm" svg:y="3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cm" svg:height="0.5cm" svg:x="30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9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9.25cm" svg:y="3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1.235cm" svg:y="35.2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9.25cm" svg:y="3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1" draw:text-style-name="P1" draw:layer="layout" svg:x1="52.5cm" svg:y1="26.5cm" svg:x2="51cm" svg:y2="26.5cm">
            <text:p/>
          </draw:line>
          <draw:custom-shape draw:style-name="gr18" draw:text-style-name="P3" draw:layer="layout" svg:width="3cm" svg:height="3cm" svg:x="50cm" svg:y="2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5cm" svg:height="0.5cm" svg:x="51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52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50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0.5cm" svg:height="0.5cm" svg:x="52.25cm" svg:y="2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5" draw:layer="layout" svg:width="0.5cm" svg:height="0.5cm" svg:x="51.25cm" svg:y="2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50.6cm" svg:y1="26.5cm" svg:x2="51cm" svg:y2="26.5cm">
            <text:p/>
          </draw:line>
          <draw:line draw:style-name="gr25" draw:text-style-name="P1" draw:layer="layout" svg:x1="50.6cm" svg:y1="26.2cm" svg:x2="50.6cm" svg:y2="26.8cm">
            <text:p/>
          </draw:line>
        </draw:g>
        <draw:g>
          <draw:line draw:style-name="gr21" draw:text-style-name="P1" draw:layer="layout" svg:x1="16.5cm" svg:y1="41.5cm" svg:x2="15cm" svg:y2="41.5cm">
            <text:p/>
          </draw:line>
          <draw:custom-shape draw:style-name="gr18" draw:text-style-name="P3" draw:layer="layout" svg:width="3cm" svg:height="3cm" svg:x="14cm" svg:y="41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5cm" svg:height="0.5cm" svg:x="15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6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4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0.5cm" svg:height="0.5cm" svg:x="16.25cm" svg:y="4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5" draw:layer="layout" svg:width="0.5cm" svg:height="0.5cm" svg:x="15.25cm" svg:y="4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14.6cm" svg:y1="41.5cm" svg:x2="15cm" svg:y2="41.5cm">
            <text:p/>
          </draw:line>
          <draw:line draw:style-name="gr25" draw:text-style-name="P1" draw:layer="layout" svg:x1="14.6cm" svg:y1="41.2cm" svg:x2="14.6cm" svg:y2="41.8cm">
            <text:p/>
          </draw:line>
        </draw:g>
        <draw:g>
          <draw:line draw:style-name="gr21" draw:text-style-name="P1" draw:layer="layout" svg:x1="16.5cm" svg:y1="38.5cm" svg:x2="15cm" svg:y2="38.5cm">
            <text:p/>
          </draw:line>
          <draw:custom-shape draw:style-name="gr18" draw:text-style-name="P3" draw:layer="layout" svg:width="3cm" svg:height="3cm" svg:x="14cm" svg:y="38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5cm" svg:height="0.5cm" svg:x="15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6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4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0.5cm" svg:height="0.5cm" svg:x="16.25cm" svg:y="3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5" draw:layer="layout" svg:width="0.5cm" svg:height="0.5cm" svg:x="15.25cm" svg:y="3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14.6cm" svg:y1="38.5cm" svg:x2="15cm" svg:y2="38.5cm">
            <text:p/>
          </draw:line>
          <draw:line draw:style-name="gr25" draw:text-style-name="P1" draw:layer="layout" svg:x1="14.6cm" svg:y1="38.2cm" svg:x2="14.6cm" svg:y2="38.8cm">
            <text:p/>
          </draw:line>
        </draw:g>
        <draw:g>
          <draw:line draw:style-name="gr21" draw:text-style-name="P1" draw:layer="layout" svg:x1="25.5cm" svg:y1="35.5cm" svg:x2="24cm" svg:y2="35.5cm">
            <text:p/>
          </draw:line>
          <draw:custom-shape draw:style-name="gr18" draw:text-style-name="P3" draw:layer="layout" svg:width="3cm" svg:height="3cm" svg:x="23cm" svg:y="3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5cm" svg:height="0.5cm" svg:x="24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5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3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0.5cm" svg:height="0.5cm" svg:x="25.25cm" svg:y="3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5" draw:layer="layout" svg:width="0.5cm" svg:height="0.5cm" svg:x="24.25cm" svg:y="3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23.6cm" svg:y1="35.5cm" svg:x2="24cm" svg:y2="35.5cm">
            <text:p/>
          </draw:line>
          <draw:line draw:style-name="gr25" draw:text-style-name="P1" draw:layer="layout" svg:x1="23.6cm" svg:y1="35.2cm" svg:x2="23.6cm" svg:y2="35.8cm">
            <text:p/>
          </draw:line>
        </draw:g>
        <draw:g>
          <draw:line draw:style-name="gr21" draw:text-style-name="P1" draw:layer="layout" svg:x1="25.5cm" svg:y1="32.5cm" svg:x2="24cm" svg:y2="32.5cm">
            <text:p/>
          </draw:line>
          <draw:custom-shape draw:style-name="gr18" draw:text-style-name="P3" draw:layer="layout" svg:width="3cm" svg:height="3cm" svg:x="23cm" svg:y="32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5cm" svg:height="0.5cm" svg:x="24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5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3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0.5cm" svg:height="0.5cm" svg:x="25.25cm" svg:y="3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5" draw:layer="layout" svg:width="0.5cm" svg:height="0.5cm" svg:x="24.25cm" svg:y="3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23.6cm" svg:y1="32.5cm" svg:x2="24cm" svg:y2="32.5cm">
            <text:p/>
          </draw:line>
          <draw:line draw:style-name="gr25" draw:text-style-name="P1" draw:layer="layout" svg:x1="23.6cm" svg:y1="32.2cm" svg:x2="23.6cm" svg:y2="32.8cm">
            <text:p/>
          </draw:line>
        </draw:g>
        <draw:g>
          <draw:line draw:style-name="gr21" draw:text-style-name="P1" draw:layer="layout" svg:x1="28.5cm" svg:y1="29.5cm" svg:x2="27cm" svg:y2="29.5cm">
            <text:p/>
          </draw:line>
          <draw:custom-shape draw:style-name="gr18" draw:text-style-name="P3" draw:layer="layout" svg:width="3cm" svg:height="3cm" svg:x="26cm" svg:y="29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5cm" svg:height="0.5cm" svg:x="27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8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6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0.5cm" svg:height="0.5cm" svg:x="28.25cm" svg:y="2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5" draw:layer="layout" svg:width="0.5cm" svg:height="0.5cm" svg:x="27.25cm" svg:y="2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26.6cm" svg:y1="29.5cm" svg:x2="27cm" svg:y2="29.5cm">
            <text:p/>
          </draw:line>
          <draw:line draw:style-name="gr25" draw:text-style-name="P1" draw:layer="layout" svg:x1="26.6cm" svg:y1="29.2cm" svg:x2="26.6cm" svg:y2="29.8cm">
            <text:p/>
          </draw:line>
        </draw:g>
        <draw:g>
          <draw:line draw:style-name="gr21" draw:text-style-name="P1" draw:layer="layout" svg:x1="28.5cm" svg:y1="26.5cm" svg:x2="27cm" svg:y2="26.5cm">
            <text:p/>
          </draw:line>
          <draw:custom-shape draw:style-name="gr18" draw:text-style-name="P3" draw:layer="layout" svg:width="3cm" svg:height="3cm" svg:x="26cm" svg:y="26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5cm" svg:height="0.5cm" svg:x="27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8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6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0.5cm" svg:height="0.5cm" svg:x="28.25cm" svg:y="2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5" draw:layer="layout" svg:width="0.5cm" svg:height="0.5cm" svg:x="27.25cm" svg:y="2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26.6cm" svg:y1="26.5cm" svg:x2="27cm" svg:y2="26.5cm">
            <text:p/>
          </draw:line>
          <draw:line draw:style-name="gr25" draw:text-style-name="P1" draw:layer="layout" svg:x1="26.6cm" svg:y1="26.2cm" svg:x2="26.6cm" svg:y2="26.8cm">
            <text:p/>
          </draw:line>
        </draw:g>
        <draw:g>
          <draw:line draw:style-name="gr21" draw:text-style-name="P1" draw:layer="layout" svg:x1="25.5cm" svg:y1="20.5cm" svg:x2="24cm" svg:y2="20.5cm">
            <text:p/>
          </draw:line>
          <draw:custom-shape draw:style-name="gr18" draw:text-style-name="P3" draw:layer="layout" svg:width="3cm" svg:height="3cm" svg:x="23cm" svg:y="20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5cm" svg:height="0.5cm" svg:x="24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5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3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0.5cm" svg:height="0.5cm" svg:x="25.25cm" svg:y="2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5" draw:layer="layout" svg:width="0.5cm" svg:height="0.5cm" svg:x="24.25cm" svg:y="2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23.6cm" svg:y1="20.5cm" svg:x2="24cm" svg:y2="20.5cm">
            <text:p/>
          </draw:line>
          <draw:line draw:style-name="gr25" draw:text-style-name="P1" draw:layer="layout" svg:x1="23.6cm" svg:y1="20.2cm" svg:x2="23.6cm" svg:y2="20.8cm">
            <text:p/>
          </draw:line>
        </draw:g>
        <draw:g>
          <draw:line draw:style-name="gr21" draw:text-style-name="P1" draw:layer="layout" svg:x1="25.5cm" svg:y1="17.5cm" svg:x2="24cm" svg:y2="17.5cm">
            <text:p/>
          </draw:line>
          <draw:custom-shape draw:style-name="gr18" draw:text-style-name="P3" draw:layer="layout" svg:width="3cm" svg:height="3cm" svg:x="23cm" svg:y="1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5cm" svg:height="0.5cm" svg:x="24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5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3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0.5cm" svg:height="0.5cm" svg:x="25.25cm" svg:y="1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5" draw:layer="layout" svg:width="0.5cm" svg:height="0.5cm" svg:x="24.25cm" svg:y="1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23.6cm" svg:y1="17.5cm" svg:x2="24cm" svg:y2="17.5cm">
            <text:p/>
          </draw:line>
          <draw:line draw:style-name="gr25" draw:text-style-name="P1" draw:layer="layout" svg:x1="23.6cm" svg:y1="17.2cm" svg:x2="23.6cm" svg:y2="17.8cm">
            <text:p/>
          </draw:line>
        </draw:g>
        <draw:g>
          <draw:line draw:style-name="gr21" draw:text-style-name="P1" draw:layer="layout" svg:x1="16.5cm" svg:y1="20.5cm" svg:x2="15cm" svg:y2="20.5cm">
            <text:p/>
          </draw:line>
          <draw:custom-shape draw:style-name="gr18" draw:text-style-name="P3" draw:layer="layout" svg:width="3cm" svg:height="3cm" svg:x="14cm" svg:y="20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5cm" svg:height="0.5cm" svg:x="15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6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4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0.5cm" svg:height="0.5cm" svg:x="16.25cm" svg:y="2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5" draw:layer="layout" svg:width="0.5cm" svg:height="0.5cm" svg:x="15.25cm" svg:y="2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14.6cm" svg:y1="20.5cm" svg:x2="15cm" svg:y2="20.5cm">
            <text:p/>
          </draw:line>
          <draw:line draw:style-name="gr25" draw:text-style-name="P1" draw:layer="layout" svg:x1="14.6cm" svg:y1="20.2cm" svg:x2="14.6cm" svg:y2="20.8cm">
            <text:p/>
          </draw:line>
        </draw:g>
        <draw:g>
          <draw:line draw:style-name="gr21" draw:text-style-name="P1" draw:layer="layout" svg:x1="16.5cm" svg:y1="17.5cm" svg:x2="15cm" svg:y2="17.5cm">
            <text:p/>
          </draw:line>
          <draw:custom-shape draw:style-name="gr18" draw:text-style-name="P3" draw:layer="layout" svg:width="3cm" svg:height="3cm" svg:x="14cm" svg:y="1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5cm" svg:height="0.5cm" svg:x="15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6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4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0.5cm" svg:height="0.5cm" svg:x="16.25cm" svg:y="1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5" draw:layer="layout" svg:width="0.5cm" svg:height="0.5cm" svg:x="15.25cm" svg:y="1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14.6cm" svg:y1="17.5cm" svg:x2="15cm" svg:y2="17.5cm">
            <text:p/>
          </draw:line>
          <draw:line draw:style-name="gr25" draw:text-style-name="P1" draw:layer="layout" svg:x1="14.6cm" svg:y1="17.2cm" svg:x2="14.6cm" svg:y2="17.8cm">
            <text:p/>
          </draw:line>
        </draw:g>
        <draw:g>
          <draw:line draw:style-name="gr21" draw:text-style-name="P1" draw:layer="layout" svg:x1="7.5cm" svg:y1="20.5cm" svg:x2="6cm" svg:y2="20.5cm">
            <text:p/>
          </draw:line>
          <draw:custom-shape draw:style-name="gr18" draw:text-style-name="P3" draw:layer="layout" svg:width="3cm" svg:height="3cm" svg:x="5cm" svg:y="20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5cm" svg:height="0.5cm" svg:x="6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7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5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0.5cm" svg:height="0.5cm" svg:x="7.25cm" svg:y="2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5" draw:layer="layout" svg:width="0.5cm" svg:height="0.5cm" svg:x="6.25cm" svg:y="2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5.6cm" svg:y1="20.5cm" svg:x2="6cm" svg:y2="20.5cm">
            <text:p/>
          </draw:line>
          <draw:line draw:style-name="gr25" draw:text-style-name="P1" draw:layer="layout" svg:x1="5.6cm" svg:y1="20.2cm" svg:x2="5.6cm" svg:y2="20.8cm">
            <text:p/>
          </draw:line>
        </draw:g>
        <draw:g>
          <draw:line draw:style-name="gr21" draw:text-style-name="P1" draw:layer="layout" svg:x1="7.5cm" svg:y1="17.5cm" svg:x2="6cm" svg:y2="17.5cm">
            <text:p/>
          </draw:line>
          <draw:custom-shape draw:style-name="gr18" draw:text-style-name="P3" draw:layer="layout" svg:width="3cm" svg:height="3cm" svg:x="5cm" svg:y="1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4" draw:layer="layout" svg:width="0.5cm" svg:height="0.5cm" svg:x="6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7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5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0.5cm" svg:height="0.5cm" svg:x="7.25cm" svg:y="1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5" draw:layer="layout" svg:width="0.5cm" svg:height="0.5cm" svg:x="6.25cm" svg:y="1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1" draw:layer="layout" svg:x1="5.6cm" svg:y1="17.5cm" svg:x2="6cm" svg:y2="17.5cm">
            <text:p/>
          </draw:line>
          <draw:line draw:style-name="gr25" draw:text-style-name="P1" draw:layer="layout" svg:x1="5.6cm" svg:y1="17.2cm" svg:x2="5.6cm" svg:y2="17.8cm">
            <text:p/>
          </draw:line>
        </draw:g>
        <draw:g>
          <draw:custom-shape draw:style-name="gr18" draw:text-style-name="P3" draw:layer="layout" svg:width="3cm" svg:height="3cm" svg:x="2cm" svg:y="4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3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3" draw:layer="layout" svg:width="3cm" svg:height="3cm" draw:transform="rotate (-3.14159265358979) translate (47cm 29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cm" svg:height="0.5cm" draw:transform="rotate (-3.14159265358979) translate (45.75cm 27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draw:transform="rotate (-3.14159265358979) translate (46.75cm 27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draw:transform="rotate (-3.14159265358979) translate (46.75cm 28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draw:transform="rotate (-3.14159265358979) translate (44.735cm 27.7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7cm" svg:y="3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18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5" draw:layer="layout" svg:width="0.5cm" svg:height="0.5cm" svg:x="19.25cm" svg:y="4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5" draw:layer="layout" svg:width="0.5cm" svg:height="0.5cm" svg:x="17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44cm" svg:y="2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5cm" svg:height="0.5cm" svg:x="45.25cm" svg:y="2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6.25cm" svg:y="2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4.25cm" svg:y="2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50cm" svg:y="20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0.5cm" svg:height="0.5cm" svg:x="51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52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50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47cm" svg:y="20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48.247cm" svg:y="21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9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7.25cm" svg:y="2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32cm" svg:y="3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34.25cm" svg:y="3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2.25cm" svg:y="3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5" draw:layer="layout" svg:width="0.5cm" svg:height="0.5cm" svg:x="33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8cm" svg:y="50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8" draw:text-style-name="P5" draw:layer="layout" svg:width="0.5cm" svg:height="0.5cm" svg:x="9.25cm" svg:y="51.2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26" draw:text-style-name="P5" draw:layer="layout" svg:width="0.5cm" svg:height="0.5cm" svg:x="10.25cm" svg:y="50.2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26" draw:text-style-name="P5" draw:layer="layout" svg:width="0.5cm" svg:height="0.5cm" svg:x="8.25cm" svg:y="51.2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8cm" svg:y="4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9.25cm" svg:y="4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0.25cm" svg:y="4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8.25cm" svg:y="4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32cm" svg:y="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33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4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2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0cm" svg:y="4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21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2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0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38cm" svg:y="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39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0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8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6cm" svg:y="2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27.25cm" svg:y="2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8.25cm" svg:y="2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6.25cm" svg:y="2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5cm" svg:y="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6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7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5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8cm" svg:y="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9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0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8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1cm" svg:y="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12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3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1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4cm" svg:y="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15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6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4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7cm" svg:y="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18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9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7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0cm" svg:y="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21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2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0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6cm" svg:y="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27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8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6.25cm" svg:y="36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5cm" svg:y="3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6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7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5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8cm" svg:y="3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9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0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8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1cm" svg:y="3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12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3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1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5cm" svg:y="4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6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7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5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8cm" svg:y="4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9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0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8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1cm" svg:y="4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12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3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1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7cm" svg:y="4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18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9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7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41cm" svg:y="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42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3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1.25cm" svg:y="30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47cm" svg:y="2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48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9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7.25cm" svg:y="2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32cm" svg:y="32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34.25cm" svg:y="3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2.25cm" svg:y="34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5" draw:layer="layout" svg:width="0.5cm" svg:height="0.5cm" svg:x="33.25cm" svg:y="33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32cm" svg:y="4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8" draw:text-style-name="P5" draw:layer="layout" svg:width="0.5cm" svg:height="0.5cm" svg:x="32.25cm" svg:y="47.25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26" draw:text-style-name="P5" draw:layer="layout" svg:width="0.5cm" svg:height="0.5cm" svg:x="34.25cm" svg:y="48.25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26" draw:text-style-name="P5" draw:layer="layout" svg:width="0.5cm" svg:height="0.5cm" svg:x="33.25cm" svg:y="48.25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</draw:g>
        <draw:g>
          <draw:custom-shape draw:style-name="gr6" draw:text-style-name="P3" draw:layer="layout" svg:width="3cm" svg:height="3cm" draw:transform="rotate (-3.14159265358979) translate (20cm 47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5cm" svg:height="0.5cm" draw:transform="rotate (-3.14159265358979) translate (18.75cm 45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draw:transform="rotate (-3.14159265358979) translate (19.75cm 45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draw:transform="rotate (-3.14159265358979) translate (19.75cm 44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draw:transform="rotate (-3.14159265358979) translate (17.75cm 46.7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3" draw:layer="layout" svg:width="3cm" svg:height="3cm" svg:x="11cm" svg:y="47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7" draw:text-style-name="P4" draw:layer="layout" svg:width="0.5cm" svg:height="0.5cm" svg:x="12.25cm" svg:y="48.2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5" draw:layer="layout" svg:width="0.5cm" svg:height="0.5cm" svg:x="11.25cm" svg:y="48.2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5" draw:layer="layout" svg:width="0.5cm" svg:height="0.5cm" svg:x="11.25cm" svg:y="49.2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8" draw:text-style-name="P5" draw:layer="layout" svg:width="0.5cm" svg:height="0.5cm" svg:x="13.265cm" svg:y="48.23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14cm" svg:y="4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0.5cm" svg:height="0.5cm" svg:x="15.25cm" svg:y="4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6.25cm" svg:y="47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14.25cm" svg:y="4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5cm" svg:y="4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0.5cm" svg:height="0.5cm" svg:x="6.25cm" svg:y="4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7.25cm" svg:y="4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5.25cm" svg:y="4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5cm" svg:y="50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0.5cm" svg:height="0.5cm" svg:x="6.25cm" svg:y="5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7.25cm" svg:y="5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5.25cm" svg:y="5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3cm" svg:y="4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0.5cm" svg:height="0.5cm" svg:x="24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5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3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6cm" svg:y="4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2" draw:layer="layout" svg:width="0.5cm" svg:height="0.5cm" svg:x="27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8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6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3" draw:layer="layout" svg:width="3cm" svg:height="3cm" svg:x="29cm" svg:y="4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4" draw:layer="layout" svg:width="0.5cm" svg:height="0.5cm" svg:x="30.25cm" svg:y="45.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8" draw:text-style-name="P5" draw:layer="layout" svg:width="0.5cm" svg:height="0.5cm" svg:x="31.25cm" svg:y="45.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8" draw:text-style-name="P5" draw:layer="layout" svg:width="0.5cm" svg:height="0.5cm" svg:x="31.25cm" svg:y="46.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8" draw:text-style-name="P5" draw:layer="layout" svg:width="0.5cm" svg:height="0.5cm" svg:x="29.265cm" svg:y="45.23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8" draw:text-style-name="P5" draw:layer="layout" svg:width="0.5cm" svg:height="0.5cm" svg:x="31.25cm" svg:y="44.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g>
          <draw:custom-shape draw:style-name="gr6" draw:text-style-name="P3" draw:layer="layout" svg:width="3cm" svg:height="3cm" svg:x="32cm" svg:y="4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7" draw:text-style-name="P4" draw:layer="layout" svg:width="0.5cm" svg:height="0.5cm" svg:x="33.25cm" svg:y="42.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8" draw:text-style-name="P5" draw:layer="layout" svg:width="0.5cm" svg:height="0.5cm" svg:x="34.25cm" svg:y="42.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8" draw:text-style-name="P5" draw:layer="layout" svg:width="0.5cm" svg:height="0.5cm" svg:x="34.25cm" svg:y="41.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8" draw:text-style-name="P5" draw:layer="layout" svg:width="0.53cm" svg:height="0.53cm" svg:x="32.235cm" svg:y="43.23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38cm" svg:y="4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0.5cm" svg:height="0.5cm" svg:x="39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0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8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38cm" svg:y="3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0.5cm" svg:height="0.5cm" svg:x="39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0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8.25cm" svg:y="39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38cm" svg:y="4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0.5cm" svg:height="0.5cm" svg:x="39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0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8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38cm" svg:y="4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3" draw:layer="layout" svg:width="0.5cm" svg:height="0.5cm" svg:x="39.25cm" svg:y="4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40.25cm" svg:y="4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8.25cm" svg:y="4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35cm" svg:y="3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29" draw:text-style-name="P5" draw:layer="layout" svg:width="0.5cm" svg:height="0.5cm" svg:x="35.25cm" svg:y="40.25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  <draw:custom-shape draw:style-name="gr31" draw:text-style-name="P5" draw:layer="layout" svg:width="0.5cm" svg:height="0.5cm" svg:x="37.25cm" svg:y="39.25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  <draw:custom-shape draw:style-name="gr31" draw:text-style-name="P5" draw:layer="layout" svg:width="0.5cm" svg:height="0.5cm" svg:x="36.25cm" svg:y="39.25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35cm" svg:y="4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36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7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5.25cm" svg:y="42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32cm" svg:y="4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33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4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2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35cm" svg:y="4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36.25cm" svg:y="4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7.25cm" svg:y="4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5.25cm" svg:y="4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35cm" svg:y="4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36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7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35.25cm" svg:y="45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3" draw:layer="layout" svg:width="3cm" svg:height="3cm" draw:transform="rotate (-3.14159265358979) translate (38cm 29cm)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7" draw:text-style-name="P4" draw:layer="layout" svg:width="0.5cm" svg:height="0.5cm" draw:transform="rotate (-3.14159265358979) translate (36.75cm 27.75cm)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  <draw:custom-shape draw:style-name="gr8" draw:text-style-name="P5" draw:layer="layout" svg:width="0.5cm" svg:height="0.5cm" draw:transform="rotate (-3.14159265358979) translate (35.75cm 27.75cm)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  <draw:custom-shape draw:style-name="gr8" draw:text-style-name="P5" draw:layer="layout" svg:width="0.5cm" svg:height="0.5cm" draw:transform="rotate (-3.14159265358979) translate (35.75cm 26.75cm)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  <draw:custom-shape draw:style-name="gr8" draw:text-style-name="P5" draw:layer="layout" svg:width="0.5cm" svg:height="0.5cm" draw:transform="rotate (-3.14159265358979) translate (37.765cm 27.765cm)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  </draw:custom-shape>
        </draw:g>
        <draw:g>
          <draw:custom-shape draw:style-name="gr6" draw:text-style-name="P3" draw:layer="layout" svg:width="3cm" svg:height="3cm" draw:transform="rotate (-3.14159265358979) translate (35cm 29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8" draw:text-style-name="P4" draw:layer="layout" svg:width="0.5cm" svg:height="0.5cm" draw:transform="rotate (-3.14159265358979) translate (33.75cm 27.75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9" draw:text-style-name="P5" draw:layer="layout" svg:width="0.5cm" svg:height="0.5cm" draw:transform="rotate (-3.14159265358979) translate (32.75cm 27.75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9" draw:text-style-name="P5" draw:layer="layout" svg:width="0.5cm" svg:height="0.5cm" draw:transform="rotate (-3.14159265358979) translate (32.75cm 28.75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9" draw:text-style-name="P5" draw:layer="layout" svg:width="0.5cm" svg:height="0.5cm" draw:transform="rotate (-3.14159265358979) translate (34.765cm 27.735cm)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0cm" svg:y="1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21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2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0.25cm" svg:y="18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8" draw:text-style-name="P3" draw:layer="layout" svg:width="3cm" svg:height="3cm" svg:x="20cm" svg:y="20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5cm" svg:height="0.5cm" svg:x="21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2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5cm" svg:height="0.5cm" svg:x="20.25cm" svg:y="21.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cm" fo:margin-bottom="2cm" fo:margin-left="2cm" fo:margin-right="2cm" fo:page-width="76.2cm" fo:page-height="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10:13:42.664532359</meta:creation-date>
    <dc:date>2019-07-25T16:31:57.686341875</dc:date>
    <meta:editing-duration>PT5H55M34S</meta:editing-duration>
    <meta:editing-cycles>84</meta:editing-cycles>
    <meta:generator>LibreOffice/6.1.5.2$Linux_X86_64 LibreOffice_project/10$Build-2</meta:generator>
    <meta:print-date>2019-07-25T16:31:55.875426563</meta:print-date>
    <meta:document-statistic meta:object-count="739"/>
  </office:meta>
</office:document-meta>
</file>